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591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0c591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0c591e" fo:background-color="transparen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c591e" fo:background-color="transparen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e21dd" fo:background-color="transparent"/>
    </style:style>
    <style:style style:name="T1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9.7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style:font-name="Courier New" fo:font-size="9.75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style:font-name="Courier New" fo:font-size="9.75pt" fo:letter-spacing="normal" fo:font-style="normal" fo:font-weight="normal"/>
    </style:style>
    <style:style style:name="T5" style:family="text">
      <style:text-properties fo:font-variant="normal" fo:text-transform="none" style:font-name="Courier New" fo:font-size="9.75pt" fo:letter-spacing="normal" fo:font-style="normal" fo:font-weight="normal" officeooo:rsid="000c591e"/>
    </style:style>
    <style:style style:name="T6" style:family="text">
      <style:text-properties fo:font-variant="normal" fo:text-transform="none" fo:color="#c9211e" style:font-name="Courier New" fo:font-size="9.75pt" fo:letter-spacing="normal" fo:font-style="normal" fo:font-weight="normal"/>
    </style:style>
    <style:style style:name="T7" style:family="text">
      <style:text-properties fo:font-variant="normal" fo:text-transform="none" fo:color="#158466" style:font-name="Courier New" fo:font-size="9.75pt" fo:letter-spacing="normal" fo:font-style="normal" fo:font-weight="normal"/>
    </style:style>
    <style:style style:name="T8" style:family="text">
      <style:text-properties fo:color="#c9211e"/>
    </style:style>
    <style:style style:name="T9" style:family="text">
      <style:text-properties fo:color="#c9211e" fo:background-color="#ffffa6" loext:char-shading-value="0"/>
    </style:style>
    <style:style style:name="T10" style:family="text">
      <style:text-properties fo:color="#158466"/>
    </style:style>
    <style:style style:name="T11" style:family="text">
      <style:text-properties fo:background-color="#ffffa6" loext:char-shading-value="0"/>
    </style:style>
    <style:style style:name="T12" style:family="text">
      <style:text-properties officeooo:rsid="000ff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3">"created_at":"Thu Apr 06 15:24:15 +0000 2017",</text:span></text:p>
      <text:p text:style-name="P4"><text:span text:style-name="T4">"id": 850006245121695744, </text:span></text:p>
      <text:p text:style-name="P4"><text:span text:style-name="T4">"id_str": "850006245121695744",</text:span></text:p>
      <text:p text:style-name="P5"><text:span text:style-name="T4">"text": "</text:span><text:span text:style-name="T5">T</text:span><text:span text:style-name="T4">oday we’re sharing our vision",</text:span></text:p>
      <text:p text:style-name="P5"><text:span text:style-name="T4">"user": {}, </text:span></text:p>
      <text:p text:style-name="P4"><text:span text:style-name="T4">"entities": {}</text:span></text:p>
      <text:p text:style-name="P3"/>
      <text:p text:style-name="P3">"user": { </text:p>
      <text:p text:style-name="P3"><text:s text:c="3"/>"id": 2244994945, </text:p>
      <text:p text:style-name="P3"><text:s text:c="3"/>"id_str": "2244994945", </text:p>
      <text:p text:style-name="P3"><text:s text:c="3"/>"name": "TwitterDev", </text:p>
      <text:p text:style-name="P3"><text:s text:c="3"/>"screen_name": "TwitterDev", </text:p>
      <text:p text:style-name="P3"><text:s text:c="3"/>"location": "Internet", <text:span text:style-name="T12">++</text:span></text:p>
      <text:p text:style-name="P3"><text:s text:c="3"/>"url": "https://dev.twitter.com/", </text:p>
      <text:p text:style-name="P3"><text:s text:c="3"/>"description": "Your source for Twitter news", </text:p>
      <text:p text:style-name="P3"><text:s text:c="3"/>"verified": true, </text:p>
      <text:p text:style-name="P3"><text:s text:c="3"/>"followers_count": 477684, </text:p>
      <text:p text:style-name="P3"><text:s text:c="3"/>"friends_count": 1524, </text:p>
      <text:p text:style-name="P3"><text:s text:c="3"/>"listed_count": 1184, </text:p>
      <text:p text:style-name="P3"><text:s text:c="3"/>"favourites_count": 2151, </text:p>
      <text:p text:style-name="P3"><text:s text:c="3"/>"statuses_count": 3121, </text:p>
      <text:p text:style-name="P3"><text:s text:c="3"/>"created_at": "Sat Dec 14 04:35:55 +0000 2013", </text:p>
      <text:p text:style-name="P3"><text:s text:c="3"/>"utc_offset": null, </text:p>
      <text:p text:style-name="P3"><text:s text:c="3"/>"time_zone": null, </text:p>
      <text:p text:style-name="P3"><text:s text:c="3"/>"geo_enabled": true,</text:p>
      <text:p text:style-name="P3"><text:s text:c="3"/>"lang": "en", </text:p>
      <text:p text:style-name="P3"><text:s text:c="3"/>"profile_image_url_https": "https://pbs.twimg.com/" </text:p>
      <text:p text:style-name="P3">}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1:40:27.620658540</meta:creation-date>
    <dc:date>2019-04-02T03:52:48.560295888</dc:date>
    <meta:editing-duration>PT19M58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7" meta:word-count="71" meta:character-count="753" meta:non-whitespace-character-count="631"/>
  </office:meta>
</office:document-meta>
</file>